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1" svg:font-family="'Linux Biolinum'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5">
      <style:text-properties officeooo:rsid="009f0455" officeooo:paragraph-rsid="009f0455"/>
    </style:style>
    <style:style style:name="P2" style:family="paragraph" style:parent-style-name="Text_20_body">
      <style:text-properties officeooo:rsid="00a19249" officeooo:paragraph-rsid="00a19249"/>
    </style:style>
    <style:style style:name="P3" style:family="paragraph" style:parent-style-name="Text_20_body">
      <style:text-properties officeooo:rsid="00a1d5c0" officeooo:paragraph-rsid="00a1d5c0"/>
    </style:style>
    <style:style style:name="P4" style:family="paragraph" style:parent-style-name="Text_20_body">
      <style:text-properties fo:font-style="italic" officeooo:rsid="00a1d5c0" officeooo:paragraph-rsid="00a1d5c0" style:font-style-asian="italic" style:font-style-complex="italic"/>
    </style:style>
    <style:style style:name="P5" style:family="paragraph" style:parent-style-name="Text_20_body" style:list-style-name="L6">
      <style:text-properties officeooo:paragraph-rsid="00a1d5c0"/>
    </style:style>
    <style:style style:name="P6" style:family="paragraph" style:parent-style-name="Text_20_body" style:list-style-name="L7">
      <style:text-properties officeooo:paragraph-rsid="00a1d5c0"/>
    </style:style>
    <style:style style:name="P7" style:family="paragraph" style:parent-style-name="Heading_20_1">
      <style:text-properties fo:font-style="normal" style:text-underline-style="none" fo:font-weight="normal" officeooo:rsid="009f0455" officeooo:paragraph-rsid="009f0455" style:font-style-asian="normal" style:font-weight-asian="normal" style:font-style-complex="normal" style:font-weight-complex="normal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Heading_20_2">
      <style:text-properties officeooo:rsid="00a19249" officeooo:paragraph-rsid="00a19249"/>
    </style:style>
    <style:style style:name="P10" style:family="paragraph" style:parent-style-name="Date">
      <style:text-properties officeooo:rsid="009fb0da" officeooo:paragraph-rsid="009fb0da"/>
    </style:style>
    <style:style style:name="P11" style:family="paragraph">
      <style:paragraph-properties fo:margin-left="0.3cm" fo:margin-right="0cm" fo:margin-top="0cm" fo:margin-bottom="0.199cm" fo:text-indent="0cm"/>
    </style:style>
    <style:style style:name="P12" style:family="paragraph">
      <loext:graphic-properties draw:fill-color="#ffffff"/>
      <style:paragraph-properties fo:margin-left="0.3cm" fo:margin-right="0cm" fo:margin-top="0cm" fo:margin-bottom="0.199cm" fo:text-indent="0cm"/>
      <style:text-properties style:font-name="Linux Biolinum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a1d5c0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a255da" style:font-style-asian="normal" style:font-style-complex="normal"/>
    </style:style>
    <style:style style:name="T5" style:family="text">
      <style:text-properties fo:font-style="normal" officeooo:rsid="00a27ac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9f0455" style:font-style-asian="normal" style:font-style-complex="normal"/>
    </style:style>
    <style:style style:name="T9" style:family="text">
      <style:text-properties style:text-position="super 58%"/>
    </style:style>
    <style:style style:name="T10" style:family="text">
      <style:text-properties officeooo:rsid="00a1d5c0"/>
    </style:style>
    <style:style style:name="T11" style:family="text">
      <style:text-properties officeooo:rsid="00a42a69"/>
    </style:style>
    <style:style style:name="T12" style:family="text">
      <style:text-properties style:font-name="Linux Biolinum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3.263cm" fo:min-width="5.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773cm" fo:min-width="5.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uesday, February 9<text:span text:style-name="T9">th</text:span></text:p>
      <text:h text:style-name="P7" text:outline-level="1">Activity : Video 2</text:h>
      <text:h text:style-name="P8" text:outline-level="2"><text:span text:style-name="T8">B</text:span><text:span text:style-name="T7">egining </text:span><text:span text:style-name="T8">(→ 00:25)</text:span></text:h>
      <text:list xml:id="list4367443692380123850" text:style-name="L5">
        <text:list-item>
          <text:p text:style-name="P1"><draw:custom-shape text:anchor-type="paragraph" draw:z-index="0" draw:style-name="gr1" draw:text-style-name="P12" svg:width="5.71cm" svg:height="3.264cm" svg:x="11.278cm" svg:y="0.309cm"><text:p text:style-name="P11"><text:span text:style-name="T12">Funny → makes you laugh</text:span></text:p><text:p text:style-name="P11"><text:span text:style-name="T12">Fun → you have a good time</text:span></text:p><draw:enhanced-geometry svg:viewBox="0 0 21600 21600" draw:type="rectangle" draw:enhanced-path="M 0 0 L 21600 0 21600 21600 0 21600 0 0 Z N"/></draw:custom-shape><text:span text:style-name="T6">A lot of pupils/children with their parents</text:span></text:p>
        </text:list-item>
        <text:list-item>
          <text:p text:style-name="P1"><text:span text:style-name="T6">The kids are biking</text:span></text:p>
        </text:list-item>
        <text:list-item>
          <text:p text:style-name="P1"><text:span text:style-name="T6">they look happy. They find biking funny.</text:span></text:p>
        </text:list-item>
        <text:list-item>
          <text:p text:style-name="P1"><text:span text:style-name="T6">they are going </text:span></text:p>
        </text:list-item>
      </text:list>
      <text:h text:style-name="P9" text:outline-level="2">00:25 → 00:50</text:h>
      <text:p text:style-name="P2"><text:span text:style-name="T1">What is the name of this day ?</text:span> <text:span text:style-name="T1">Where ?</text:span></text:p>
      <text:p text:style-name="P2">→ Bike to schook day, in <text:span text:style-name="T10">an Francisco.</text:span></text:p>
      <text:p text:style-name="P3">“The goal of it is to have a wonderful (=amazing), healthy and fun time together.</text:p>
      <text:h text:style-name="Heading_20_2" text:outline-level="2">→ end: <text:span text:style-name="T10">the benefits of biking to school</text:span></text:h>
      <text:list xml:id="list8759894050463870525" text:style-name="L6">
        <text:list-item>
          <text:p text:style-name="P5"><text:span text:style-name="T2">What does the woman (with the mike) ask?</text:span></text:p>
        </text:list-item>
      </text:list>
      <text:p text:style-name="P4"><text:span text:style-name="T3">“Who rode today? Can you show me?” (they have to </text:span><text:span text:style-name="T4">put</text:span><text:span text:style-name="T3"> their hands </text:span><text:span text:style-name="T4">up</text:span><text:span text:style-name="T3">)</text:span></text:p>
      <text:p text:style-name="P4"><draw:custom-shape text:anchor-type="paragraph" draw:z-index="1" draw:style-name="gr2" draw:text-style-name="P12" svg:width="5.71cm" svg:height="0.773cm" svg:x="11.425cm" svg:y="-0.129cm"><text:p text:style-name="P11"><text:span text:style-name="T12">Have fun = have a good time</text:span></text:p><draw:enhanced-geometry svg:viewBox="0 0 21600 21600" draw:type="rectangle" draw:enhanced-path="M 0 0 L 21600 0 21600 21600 0 21600 0 0 Z N"/></draw:custom-shape><text:span text:style-name="T3">“</text:span><text:span text:style-name="T5">Who feels good? Who feels happy? Who had fun?”</text:span></text:p>
      <text:list xml:id="list7939705809128814206" text:style-name="L7">
        <text:list-item>
          <text:p text:style-name="P6"><text:span text:style-name="T2">Identify 2 arguments in favor of biking to school (the principal).</text:span></text:p>
        </text:list-item>
      </text:list>
      <text:p text:style-name="P3">“<text:span text:style-name="T11">Ready to get to work?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1" svg:font-family="'Linux Biolinum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Date" style:family="paragraph" style:parent-style-name="Text_20_body" style:master-page-name="">
      <style:paragraph-properties fo:text-align="end" style:justify-single-word="false" style:page-number="auto"/>
      <style:text-properties fo:font-size="11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2-09T11:05:55.875625269</dc:date>
    <meta:editing-duration>P3DT3H11M40S</meta:editing-duration>
    <meta:editing-cycles>130</meta:editing-cycles>
    <meta:generator>LibreOffice/5.0.4.2$Linux_X86_64 LibreOffice_project/00m0$Build-2</meta:generator>
    <meta:document-statistic meta:table-count="0" meta:image-count="0" meta:object-count="0" meta:page-count="1" meta:paragraph-count="17" meta:word-count="128" meta:character-count="633" meta:non-whitespace-character-count="527"/>
  </office:meta>
</office:document-meta>
</file>